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Karla Dellwig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91d3bf5a-d9d2-41d7-b8f1-90107aadce7f">
        <text:p text:style-name="P5">
    <text:span text:style-name="T4">
      <text:tab/>
    </text:span>
    <text:span text:style-name="White_20_Font">
      <text:span text:style-name="T3">Juli 2021 - Juli 2021 </text:span>
    </text:span>
    <text:span text:style-name="T4">
      <text:tab/>
    </text:span>
    <text:span text:style-name="Color_20_Caps_20_Expanded">
      <text:span text:style-name="T7">Liste!! - </text:span>
    </text:span>
    <text:span text:style-name="Color_20_Caps_20_Expanded">
      <text:span text:style-name="T10">Lista</text:span>
    </text:span>
  </text:p>
        <text:list xml:id="list1382365679" text:style-name="LS4">
          <text:list-header>
            <text:p text:style-name="P16">Kant<text:line-break/>Logistik und Experte<text:line-break/>Leitung von Workshops</text:p>
          </text:list-header>
        </text:list>
        <text:p text:style-name="P9"/>
      </text:section>
      <text:section text:style-name="Sect1" text:name="72280007-278a-4fd3-a404-9dc84f94bae1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 <text:line-break/>Beurteilung und Einstellung von Personal <text:line-break/>Genehmigung von Budgets für spezielle Bildungsprojekte</text:p>
          </text:list-header>
        </text:list>
        <text:p text:style-name="P9"/>
      </text:section>
      <text:section text:style-name="Sect1" text:name="8fd4844c-545a-488b-8655-e15de86445b0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 <text:line-break/>Erstellung und Einführung von neuen Lernstrategien für Erwachsene 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e53f27d8-977e-4abb-9752-14c2b04dadc5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1eabb2e9-8b16-4667-848e-95a5a1a3dd00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b7c44f1d-b4a1-4ef6-b887-7c43d253ca69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, Französisch, Englisch, Russisch</text:p>
          </text:list-header>
        </text:list>
        <text:p text:style-name="P10"/>
      </text:section>
      <text:section text:style-name="Sect1" text:name="fca1e098-37bb-4838-8f6e-e24c2922d4f3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8bdacaab-f031-4a16-91dc-0906c4704e17">
        <text:p text:style-name="P6">
    <text:span text:style-name="T4">
      <text:tab/>
      <text:tab/>
    </text:span>
    <text:span text:style-name="Color_20_Caps_20_Expanded">
      <text:span text:style-name="T7">Erziehungswissen</text:span>
    </text:span>
  </text:p>
        <text:list xml:id="list182303273224947" text:continue-numbering="true" text:style-name="LS4">
          <text:list-header>
            <text:p text:style-name="P17">Sozilaisationund <text:line-break/> kantianir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